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1.67pt" svg:y="212.91pt">
            <loext:p draw:notify-on-update-of-ranges="Sheet1.A4:Sheet1.A8 Sheet1.C2:Sheet1.C3 Sheet1.C4:Sheet1.C8 Sheet1.D2:Sheet1.D3 Sheet1.D4:Sheet1.D8 Sheet1.E2:Sheet1.E3 Sheet1.E4:Sheet1.E8 Sheet1.F2:Sheet1.F3 Sheet1.F4:Sheet1.F8 Sheet1.G2:Sheet1.G3 Sheet1.G4:Sheet1.G8 Sheet1.H2:Sheet1.H3 Sheet1.H4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1.81pt" svg:y="218.38pt">
            <loext:p draw:notify-on-update-of-ranges="Sheet1.J4:Sheet1.J10 Sheet1.C2:Sheet1.C3 Sheet1.J4:Sheet1.J8 Sheet1.D2:Sheet1.D3 Sheet1.K4:Sheet1.K10 Sheet1.E2:Sheet1.E3 Sheet1.L4:Sheet1.L10 Sheet1.F2:Sheet1.F3 Sheet1.M4:Sheet1.M10 Sheet1.G2:Sheet1.G3 Sheet1.N4:Sheet1.N10 Sheet1.H2:Sheet1.H3 Sheet1.O4:Sheet1.O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AB-104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  <table:table-cell table:style-name="ce9" office:value-type="string" calcext:value-type="string" table:number-columns-spanned="7" table:number-rows-spanned="1">
            <text:p>CENAT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Test</text:p>
          </table:table-cell>
          <table:table-cell table:number-columns-repeated="2" table:style-name="ce6" office:value-type="string" calcext:value-type="string">
            <text:p>Test</text:p>
          </table:table-cell>
          <table:table-cell table:number-columns-repeated="3" table:style-name="ce8" office:value-type="string" calcext:value-type="string">
            <text:p>Crime</text:p>
          </table:table-cell>
          <table:table-cell table:style-name="ce6"/>
          <table:table-cell table:style-name="ce2" office:value-type="string" calcext:value-type="string" table:number-columns-spanned="3" table:number-rows-spanned="1">
            <text:p>Test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Crime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143.727" calcext:value-type="float">
            <text:p>1143.72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1057" calcext:value-type="float">
            <text:p>1410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formula="of:=[.C4]*3.82" office:value-type="float" office:value="4369.03714" calcext:value-type="float">
            <text:p>4369.03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4402.2" calcext:value-type="float">
            <text:p>60440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12315.6814" calcext:value-type="float">
            <text:p>12315.6814</text:p>
          </table:table-cell>
          <table:table-cell table:formula="of:=[.$C$4]/[.C5]" office:value-type="float" office:value="0.0928675371547043" calcext:value-type="float">
            <text:p>0.0928675372</text:p>
          </table:table-cell>
          <table:table-cell table:formula="of:=[.$C$4]/([.B5]*[.C5])" office:value-type="float" office:value="0.00580422107216902" calcext:value-type="float">
            <text:p>0.0058042211</text:p>
          </table:table-cell>
          <table:table-cell table:formula="of:=+726.894*45" office:value-type="float" office:value="32710.23" calcext:value-type="float">
            <text:p>32710.23</text:p>
          </table:table-cell>
          <table:table-cell table:formula="of:=[.$F$4]/[.F5]" office:value-type="float" office:value="4.31232064097379" calcext:value-type="float">
            <text:p>4.312320641</text:p>
          </table:table-cell>
          <table:table-cell table:formula="of:=[.$F$4]/([.B5]*[.F5])" office:value-type="float" office:value="0.269520040060862" calcext:value-type="float">
            <text:p>0.2695200401</text:p>
          </table:table-cell>
          <table:table-cell office:value-type="float" office:value="256" calcext:value-type="float">
            <text:p>256</text:p>
          </table:table-cell>
          <table:table-cell table:formula="of:=[.J4]*10.77" office:value-type="float" office:value="47054.5299978" calcext:value-type="float">
            <text:p>47054.5299978</text:p>
          </table:table-cell>
          <table:table-cell table:formula="of:=[.J4]/[.J5]" office:value-type="float" office:value="0.0928505106778087" calcext:value-type="float">
            <text:p>0.0928505107</text:p>
          </table:table-cell>
          <table:table-cell table:formula="of:=[.K5]*(1/[.I5])" office:value-type="float" office:value="0.00036269730733519" calcext:value-type="float">
            <text:p>0.0003626973</text:p>
          </table:table-cell>
          <table:table-cell table:style-name="Default" table:formula="of:=4113.18*45" office:value-type="float" office:value="185093.1" calcext:value-type="float">
            <text:p>185093.1</text:p>
          </table:table-cell>
          <table:table-cell table:formula="of:=[.$M$4]/[.M5]" office:value-type="float" office:value="3.26539563063129" calcext:value-type="float">
            <text:p>3.2653956306</text:p>
          </table:table-cell>
          <table:table-cell table:formula="of:=[.$M$4]/([.I5]*[.M5])" office:value-type="float" office:value="0.0127554516821535" calcext:value-type="float">
            <text:p>0.0127554517</text:p>
          </table:table-cell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table:style-name="ce5" table:formula="of:=1.11*[.C5]" office:value-type="float" office:value="13670.406354" calcext:value-type="float">
            <text:p>13670.406354</text:p>
          </table:table-cell>
          <table:table-cell table:formula="of:=[.$C$4]/[.C6]" office:value-type="float" office:value="0.0836644478871209" calcext:value-type="float">
            <text:p>0.0836644479</text:p>
          </table:table-cell>
          <table:table-cell table:formula="of:=[.$C$4]/([.B6]*[.C6])" office:value-type="float" office:value="0.00261451399647253" calcext:value-type="float">
            <text:p>0.002614514</text:p>
          </table:table-cell>
          <table:table-cell table:formula="of:=808.02*45" office:value-type="float" office:value="36360.9" calcext:value-type="float">
            <text:p>36360.9</text:p>
          </table:table-cell>
          <table:table-cell table:formula="of:=[.$F$4]/[.F6]" office:value-type="float" office:value="3.87935942179649" calcext:value-type="float">
            <text:p>3.8793594218</text:p>
          </table:table-cell>
          <table:table-cell table:formula="of:=[.$F$4]/([.B6]*[.F6])" office:value-type="float" office:value="0.12122998193114" calcext:value-type="float">
            <text:p>0.1212299819</text:p>
          </table:table-cell>
          <table:table-cell office:value-type="float" office:value="512" calcext:value-type="float">
            <text:p>512</text:p>
          </table:table-cell>
          <table:table-cell table:formula="of:=[.J5]*1.11" office:value-type="float" office:value="52230.528297558" calcext:value-type="float">
            <text:p>52230.528297558</text:p>
          </table:table-cell>
          <table:table-cell table:formula="of:=[.J4]/[.J6]" office:value-type="float" office:value="0.0836491087187466" calcext:value-type="float">
            <text:p>0.0836491087</text:p>
          </table:table-cell>
          <table:table-cell table:formula="of:=[.K6]*(1/[.I6])" office:value-type="float" office:value="0.000163377165466302" calcext:value-type="float">
            <text:p>0.0001633772</text:p>
          </table:table-cell>
          <table:table-cell table:style-name="Default" table:formula="of:=7570.48*45" office:value-type="float" office:value="340671.6" calcext:value-type="float">
            <text:p>340671.6</text:p>
          </table:table-cell>
          <table:table-cell table:formula="of:=[.$M$4]/[.M6]" office:value-type="float" office:value="1.77414906320339" calcext:value-type="float">
            <text:p>1.7741490632</text:p>
          </table:table-cell>
          <table:table-cell table:formula="of:=[.$M$4]/([.I6]*[.M6])" office:value-type="float" office:value="0.00346513488906912" calcext:value-type="float">
            <text:p>0.0034651349</text:p>
          </table:table-cell>
        </table:table-row>
        <table:table-row table:style-name="ro1">
          <table:table-cell office:value-type="string" calcext:value-type="string">
            <text:p>OpenMp 16</text:p>
          </table:table-cell>
          <table:table-cell office:value-type="float" office:value="16" calcext:value-type="float">
            <text:p>16</text:p>
          </table:table-cell>
          <table:table-cell office:value-type="float" office:value="1024.5254" calcext:value-type="float">
            <text:p>1024.5254</text:p>
          </table:table-cell>
          <table:table-cell table:formula="of:=[.$C$4]/[.C7]" office:value-type="float" office:value="1.11634811591787" calcext:value-type="float">
            <text:p>1.1163481159</text:p>
          </table:table-cell>
          <table:table-cell table:formula="of:=[.$C$4]/([.B7]*[.C7])" office:value-type="float" office:value="0.0697717572448668" calcext:value-type="float">
            <text:p>0.0697717572</text:p>
          </table:table-cell>
          <table:table-cell office:value-type="float" office:value="1550.527659798" calcext:value-type="float">
            <text:p>1550.527659798</text:p>
          </table:table-cell>
          <table:table-cell table:formula="of:=[.$F$4]/[.F7]" office:value-type="float" office:value="90.9735463979899" calcext:value-type="float">
            <text:p>90.973546398</text:p>
          </table:table-cell>
          <table:table-cell table:formula="of:=[.$F$4]/([.B7]*[.F7])" office:value-type="float" office:value="5.68584664987437" calcext:value-type="float">
            <text:p>5.6858466499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/A</text:p>
          </table:table-cell>
          <table:table-cell table:formula="of:=603.54*45" office:value-type="float" office:value="27159.3" calcext:value-type="float">
            <text:p>27159.3</text:p>
          </table:table-cell>
          <table:table-cell table:formula="of:=[.$M$4]/[.M7]" office:value-type="float" office:value="22.2539682539683" calcext:value-type="float">
            <text:p>22.253968254</text:p>
          </table:table-cell>
          <table:table-cell table:formula="of:=[.$M$4]/([.I7]*[.M7])" office:value-type="float" office:value="0.0869295634920635" calcext:value-type="float">
            <text:p>0.0869295635</text:p>
          </table:table-cell>
        </table:table-row>
        <table:table-row table:style-name="ro1">
          <table:table-cell office:value-type="string" calcext:value-type="string">
            <text:p>OpenMp 32</text:p>
          </table:table-cell>
          <table:table-cell office:value-type="float" office:value="32" calcext:value-type="float">
            <text:p>32</text:p>
          </table:table-cell>
          <table:table-cell table:style-name="Default" table:formula="of:=2278.9612*1.003232312" office:value-type="float" office:value="2286.32751363429" calcext:value-type="float">
            <text:p>2286.3275136343</text:p>
          </table:table-cell>
          <table:table-cell table:formula="of:=[.$C$4]/[.C8]" office:value-type="float" office:value="0.500246352799193" calcext:value-type="float">
            <text:p>0.5002463528</text:p>
          </table:table-cell>
          <table:table-cell table:formula="of:=[.$C$4]/([.B8]*[.C8])" office:value-type="float" office:value="0.0156326985249748" calcext:value-type="float">
            <text:p>0.0156326985</text:p>
          </table:table-cell>
          <table:table-cell office:value-type="float" office:value="1853.3218124" calcext:value-type="float">
            <text:p>1853.3218124</text:p>
          </table:table-cell>
          <table:table-cell table:formula="of:=[.$F$4]/[.F8]" office:value-type="float" office:value="76.1103652135487" calcext:value-type="float">
            <text:p>76.1103652135</text:p>
          </table:table-cell>
          <table:table-cell table:formula="of:=[.$F$4]/([.B8]*[.F8])" office:value-type="float" office:value="2.3784489129234" calcext:value-type="float">
            <text:p>2.3784489129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string" calcext:value-type="string">
            <text:p>N/A</text:p>
          </table:table-cell>
          <table:table-cell table:formula="of:=603.54*1.11*45" office:value-type="float" office:value="30146.823" calcext:value-type="float">
            <text:p>30146.823</text:p>
          </table:table-cell>
          <table:table-cell table:formula="of:=[.$M$4]/[.M8]" office:value-type="float" office:value="20.04862004862" calcext:value-type="float">
            <text:p>20.0486200486</text:p>
          </table:table-cell>
          <table:table-cell table:formula="of:=[.$M$4]/([.I8]*[.M8])" office:value-type="float" office:value="0.039157461032461" calcext:value-type="float">
            <text:p>0.039157461</text:p>
          </table:table-cell>
        </table:table-row>
        <table:table-row table:style-name="ro1">
          <table:table-cell office:value-type="string" calcext:value-type="string">
            <text:p>MPI</text:p>
          </table:table-cell>
          <table:table-cell/>
          <table:table-cell table:style-name="ce1" office:value-type="string" calcext:value-type="string" table:number-columns-spanned="6" table:number-rows-spanned="1">
            <text:p>N/A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/A</text:p>
          </table:table-cell>
          <table:table-cell table:formula="of:=603.54*1.89*45" office:value-type="float" office:value="51331.077" calcext:value-type="float">
            <text:p>51331.077</text:p>
          </table:table-cell>
          <table:table-cell table:formula="of:=[.$M$4]/[.M9]" office:value-type="float" office:value="11.774586377761" calcext:value-type="float">
            <text:p>11.7745863778</text:p>
          </table:table-cell>
          <table:table-cell table:formula="of:=[.$M$4]/([.I9]*[.M9])" office:value-type="float" office:value="0.0459944780381288" calcext:value-type="float">
            <text:p>0.045994478</text:p>
          </table:table-cell>
        </table:table-row>
        <table:table-row table:style-name="ro1">
          <table:table-cell office:value-type="string" calcext:value-type="string">
            <text:p>MPI </text:p>
          </table:table-cell>
          <table:table-cell/>
          <table:table-cell table:style-name="ce1" office:value-type="string" calcext:value-type="string" table:number-columns-spanned="6" table:number-rows-spanned="1">
            <text:p>N/A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table-cell office:value-type="float" office:value="512" calcext:value-type="float">
            <text:p>512</text:p>
          </table:table-cell>
          <table:table-cell table:number-columns-repeated="3" office:value-type="string" calcext:value-type="string">
            <text:p>N/A</text:p>
          </table:table-cell>
          <table:table-cell table:formula="of:=603.54*1.91*45" office:value-type="float" office:value="51874.263" calcext:value-type="float">
            <text:p>51874.263</text:p>
          </table:table-cell>
          <table:table-cell table:formula="of:=[.$M$4]/[.M10]" office:value-type="float" office:value="11.6512922795645" calcext:value-type="float">
            <text:p>11.6512922796</text:p>
          </table:table-cell>
          <table:table-cell table:formula="of:=[.$M$4]/([.I10]*[.M10])" office:value-type="float" office:value="0.0227564302335245" calcext:value-type="float">
            <text:p>0.0227564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1:10:48.985034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2-17T11:18:14.161910376</dc:date>
    <meta:editing-duration>PT3H47M10S</meta:editing-duration>
    <meta:editing-cycles>12</meta:editing-cycles>
    <meta:generator>LibreOffice/5.1.6.2$Linux_X86_64 LibreOffice_project/10m0$Build-2</meta:generator>
    <meta:document-statistic meta:table-count="1" meta:cell-count="111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" chart:style-name="ch1">
        <chart:title svg:x="7.07cm" svg:y="0.316cm" chart:style-name="ch2">
          <text:p>LAB-104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8" chart:data-source-has-labels="both" svg:x="0.32cm" svg:y="1.275cm" svg:width="11.502cm" svg:height="7.545cm">
          <chartooo:coordinate-region svg:x="1.497cm" svg:y="1.923cm" svg:width="8.777cm" svg:height="6.25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axis chart:dimension="y" chart:name="secondary-y" chart:style-name="ch6"/>
          <chart:series chart:attached-axis="primary-y" chart:style-name="ch8" chart:values-cell-range-address="Sheet1.C4:Sheet1.C8" chart:label-cell-address="Sheet1.C2:Sheet1.C3" chart:class="chart:line">
            <chart:data-point chart:repeated="5"/>
          </chart:series>
          <chart:series chart:attached-axis="primary-y" chart:style-name="ch9" chart:values-cell-range-address="Sheet1.D4:Sheet1.D8" chart:label-cell-address="Sheet1.D2:Sheet1.D3" chart:class="chart:line">
            <chart:data-point chart:repeated="5"/>
          </chart:series>
          <chart:series chart:attached-axis="primary-y" chart:style-name="ch10" chart:values-cell-range-address="Sheet1.E4:Sheet1.E8" chart:label-cell-address="Sheet1.E2:Sheet1.E3" chart:class="chart:line">
            <chart:data-point chart:repeated="5"/>
          </chart:series>
          <chart:series chart:attached-axis="primary-y" chart:style-name="ch11" chart:values-cell-range-address="Sheet1.F4:Sheet1.F8" chart:label-cell-address="Sheet1.F2:Sheet1.F3" chart:class="chart:line">
            <chart:data-point chart:repeated="5"/>
          </chart:series>
          <chart:series chart:attached-axis="primary-y" chart:style-name="ch12" chart:values-cell-range-address="Sheet1.G4:Sheet1.G8" chart:label-cell-address="Sheet1.G2:Sheet1.G3" chart:class="chart:line">
            <chart:data-point chart:repeated="5"/>
          </chart:series>
          <chart:series chart:attached-axis="primary-y" chart:style-name="ch13" chart:values-cell-range-address="Sheet1.H4:Sheet1.H8" chart:label-cell-address="Sheet1.H2:Sheet1.H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1143.727">
                <text:p>1143.727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  <table:table-cell office:value-type="float" office:value="NaN">
                <text:p>NaN</text:p>
                <draw:g>
                  <svg:desc>Sheet1.E4:Sheet1.E8</svg:desc>
                </draw:g>
              </table:table-cell>
              <table:table-cell office:value-type="float" office:value="141057">
                <text:p>141057</text:p>
                <draw:g>
                  <svg:desc>Sheet1.F4:Sheet1.F8</svg:desc>
                </draw:g>
              </table:table-cell>
              <table:table-cell office:value-type="float" office:value="1">
                <text:p>1</text:p>
                <draw:g>
                  <svg:desc>Sheet1.G4:Sheet1.G8</svg:desc>
                </draw:g>
              </table:table-cell>
              <table:table-cell office:value-type="float" office:value="NaN">
                <text:p>NaN</text:p>
                <draw:g>
                  <svg:desc>Sheet1.H4:Sheet1.H8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12315.6814">
                <text:p>12315.6814</text:p>
              </table:table-cell>
              <table:table-cell office:value-type="float" office:value="0.0928675371547043">
                <text:p>0.0928675371547043</text:p>
              </table:table-cell>
              <table:table-cell office:value-type="float" office:value="0.00580422107216902">
                <text:p>0.00580422107216902</text:p>
              </table:table-cell>
              <table:table-cell office:value-type="float" office:value="32710.23">
                <text:p>32710.23</text:p>
              </table:table-cell>
              <table:table-cell office:value-type="float" office:value="4.31232064097379">
                <text:p>4.31232064097379</text:p>
              </table:table-cell>
              <table:table-cell office:value-type="float" office:value="0.269520040060862">
                <text:p>0.269520040060862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3670.406354">
                <text:p>13670.406354</text:p>
              </table:table-cell>
              <table:table-cell office:value-type="float" office:value="0.0836644478871209">
                <text:p>0.0836644478871209</text:p>
              </table:table-cell>
              <table:table-cell office:value-type="float" office:value="0.00261451399647253">
                <text:p>0.00261451399647253</text:p>
              </table:table-cell>
              <table:table-cell office:value-type="float" office:value="36360.9">
                <text:p>36360.9</text:p>
              </table:table-cell>
              <table:table-cell office:value-type="float" office:value="3.87935942179649">
                <text:p>3.87935942179649</text:p>
              </table:table-cell>
              <table:table-cell office:value-type="float" office:value="0.12122998193114">
                <text:p>0.12122998193114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1024.5254">
                <text:p>1024.5254</text:p>
              </table:table-cell>
              <table:table-cell office:value-type="float" office:value="1.11634811591787">
                <text:p>1.11634811591787</text:p>
              </table:table-cell>
              <table:table-cell office:value-type="float" office:value="0.0697717572448668">
                <text:p>0.0697717572448668</text:p>
              </table:table-cell>
              <table:table-cell office:value-type="float" office:value="1550.527659798">
                <text:p>1550.527659798</text:p>
              </table:table-cell>
              <table:table-cell office:value-type="float" office:value="90.9735463979899">
                <text:p>90.9735463979899</text:p>
              </table:table-cell>
              <table:table-cell office:value-type="float" office:value="5.68584664987437">
                <text:p>5.68584664987437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2286.32751363429">
                <text:p>2286.32751363429</text:p>
              </table:table-cell>
              <table:table-cell office:value-type="float" office:value="0.500246352799193">
                <text:p>0.500246352799193</text:p>
              </table:table-cell>
              <table:table-cell office:value-type="float" office:value="0.0156326985249748">
                <text:p>0.0156326985249748</text:p>
              </table:table-cell>
              <table:table-cell office:value-type="float" office:value="1853.3218124">
                <text:p>1853.3218124</text:p>
              </table:table-cell>
              <table:table-cell office:value-type="float" office:value="76.1103652135487">
                <text:p>76.1103652135487</text:p>
              </table:table-cell>
              <table:table-cell office:value-type="float" office:value="2.3784489129234">
                <text:p>2.3784489129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CENAT</text:p>
        </chart:title>
        <chart:legend chart:legend-position="end" svg:x="12.142cm" svg:y="2.956cm" style:legend-expansion="high" chart:style-name="ch3"/>
        <chart:plot-area chart:style-name="ch4" table:cell-range-address="Sheet1.J4:Sheet1.N10 Sheet1.C2:Sheet1.H3 Sheet1.O4:Sheet1.O9" chart:data-source-has-labels="both" svg:x="0.32cm" svg:y="1.275cm" svg:width="11.502cm" svg:height="7.545cm">
          <chartooo:coordinate-region svg:x="1.716cm" svg:y="1.275cm" svg:width="8.743cm" svg:height="4.907cm"/>
          <chart:axis chart:dimension="x" chart:name="primary-x" chart:style-name="ch5" chartooo:axis-type="auto">
            <chartooo:date-scale/>
            <chart:categories table:cell-range-address="Sheet1.J4:Sheet1.J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8" chart:label-cell-address="Sheet1.C2:Sheet1.C3" chart:class="chart:line">
            <chart:data-point chart:repeated="5"/>
          </chart:series>
          <chart:series chart:attached-axis="primary-y" chart:style-name="ch9" chart:values-cell-range-address="Sheet1.K4:Sheet1.K10" chart:label-cell-address="Sheet1.D2:Sheet1.D3" chart:class="chart:line">
            <chart:data-point chart:repeated="7"/>
          </chart:series>
          <chart:series chart:attached-axis="primary-y" chart:style-name="ch10" chart:values-cell-range-address="Sheet1.L4:Sheet1.L10" chart:label-cell-address="Sheet1.E2:Sheet1.E3" chart:class="chart:line">
            <chart:data-point chart:repeated="7"/>
          </chart:series>
          <chart:series chart:attached-axis="primary-y" chart:style-name="ch11" chart:values-cell-range-address="Sheet1.M4:Sheet1.M10" chart:label-cell-address="Sheet1.F2:Sheet1.F3" chart:class="chart:line">
            <chart:data-point chart:repeated="7"/>
          </chart:series>
          <chart:series chart:attached-axis="primary-y" chart:style-name="ch12" chart:values-cell-range-address="Sheet1.N4:Sheet1.N10" chart:label-cell-address="Sheet1.G2:Sheet1.G3" chart:class="chart:line">
            <chart:data-point chart:repeated="7"/>
          </chart:series>
          <chart:series chart:attached-axis="primary-y" chart:style-name="ch13" chart:values-cell-range-address="Sheet1.O4:Sheet1.O9" chart:label-cell-address="Sheet1.H2:Sheet1.H3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4369.03714">
                <text:p>4369.03714</text:p>
                <draw:g>
                  <svg:desc>Sheet1.J4:Sheet1.J10</svg:desc>
                </draw:g>
              </table:table-cell>
              <table:table-cell office:value-type="float" office:value="4369.03714">
                <text:p>4369.03714</text:p>
                <draw:g>
                  <svg:desc>Sheet1.J4:Sheet1.J8</svg:desc>
                </draw:g>
              </table:table-cell>
              <table:table-cell office:value-type="float" office:value="1">
                <text:p>1</text:p>
                <draw:g>
                  <svg:desc>Sheet1.K4:Sheet1.K10</svg:desc>
                </draw:g>
              </table:table-cell>
              <table:table-cell office:value-type="float" office:value="NaN">
                <text:p>NaN</text:p>
                <draw:g>
                  <svg:desc>Sheet1.L4:Sheet1.L10</svg:desc>
                </draw:g>
              </table:table-cell>
              <table:table-cell office:value-type="float" office:value="604402.2">
                <text:p>604402.2</text:p>
                <draw:g>
                  <svg:desc>Sheet1.M4:Sheet1.M10</svg:desc>
                </draw:g>
              </table:table-cell>
              <table:table-cell office:value-type="float" office:value="1">
                <text:p>1</text:p>
                <draw:g>
                  <svg:desc>Sheet1.N4:Sheet1.N10</svg:desc>
                </draw:g>
              </table:table-cell>
              <table:table-cell office:value-type="float" office:value="NaN">
                <text:p>NaN</text:p>
                <draw:g>
                  <svg:desc>Sheet1.O4:Sheet1.O9</svg:desc>
                </draw:g>
              </table:table-cell>
            </table:table-row>
            <table:table-row>
              <table:table-cell office:value-type="float" office:value="47054.5299978">
                <text:p>47054.5299978</text:p>
              </table:table-cell>
              <table:table-cell office:value-type="float" office:value="47054.5299978">
                <text:p>47054.5299978</text:p>
              </table:table-cell>
              <table:table-cell office:value-type="float" office:value="0.0928505106778087">
                <text:p>0.0928505106778087</text:p>
              </table:table-cell>
              <table:table-cell office:value-type="float" office:value="0.00036269730733519">
                <text:p>0.00036269730733519</text:p>
              </table:table-cell>
              <table:table-cell office:value-type="float" office:value="185093.1">
                <text:p>185093.1</text:p>
              </table:table-cell>
              <table:table-cell office:value-type="float" office:value="3.26539563063129">
                <text:p>3.26539563063129</text:p>
              </table:table-cell>
              <table:table-cell office:value-type="float" office:value="0.0127554516821535">
                <text:p>0.0127554516821535</text:p>
              </table:table-cell>
            </table:table-row>
            <table:table-row>
              <table:table-cell office:value-type="float" office:value="52230.528297558">
                <text:p>52230.528297558</text:p>
              </table:table-cell>
              <table:table-cell office:value-type="float" office:value="52230.528297558">
                <text:p>52230.528297558</text:p>
              </table:table-cell>
              <table:table-cell office:value-type="float" office:value="0.0836491087187466">
                <text:p>0.0836491087187466</text:p>
              </table:table-cell>
              <table:table-cell office:value-type="float" office:value="0.000163377165466302">
                <text:p>0.000163377165466302</text:p>
              </table:table-cell>
              <table:table-cell office:value-type="float" office:value="340671.6">
                <text:p>340671.6</text:p>
              </table:table-cell>
              <table:table-cell office:value-type="float" office:value="1.77414906320339">
                <text:p>1.77414906320339</text:p>
              </table:table-cell>
              <table:table-cell office:value-type="float" office:value="0.00346513488906912">
                <text:p>0.00346513488906912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59.3">
                <text:p>27159.3</text:p>
              </table:table-cell>
              <table:table-cell office:value-type="float" office:value="22.2539682539683">
                <text:p>22.2539682539683</text:p>
              </table:table-cell>
              <table:table-cell office:value-type="float" office:value="0.0869295634920635">
                <text:p>0.086929563492063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6.823">
                <text:p>30146.823</text:p>
              </table:table-cell>
              <table:table-cell office:value-type="float" office:value="20.04862004862">
                <text:p>20.04862004862</text:p>
              </table:table-cell>
              <table:table-cell office:value-type="float" office:value="0.039157461032461">
                <text:p>0.039157461032461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31.077">
                <text:p>51331.077</text:p>
              </table:table-cell>
              <table:table-cell office:value-type="float" office:value="11.774586377761">
                <text:p>11.774586377761</text:p>
              </table:table-cell>
              <table:table-cell office:value-type="float" office:value="0.0459944780381288">
                <text:p>0.0459944780381288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74.263">
                <text:p>51874.263</text:p>
              </table:table-cell>
              <table:table-cell office:value-type="float" office:value="11.6512922795645">
                <text:p>11.65129227956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